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Times new roman" fo:font-size="24pt" fo:font-weight="bold" officeooo:rsid="0014dba0" officeooo:paragraph-rsid="0014dba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Times new roman" fo:font-size="18pt" fo:font-weight="bold" officeooo:rsid="0032385d" officeooo:paragraph-rsid="0032385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305c2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305c21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 fo:font-size="18pt" fo:font-weight="normal" officeooo:rsid="00305c21" officeooo:paragraph-rsid="00305c21" style:font-size-asian="15.75pt" style:font-weight-asian="normal" style:font-size-complex="1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 fo:font-size="18pt" fo:font-weight="normal" officeooo:rsid="0021e6cf" officeooo:paragraph-rsid="0021e6cf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font-name="Times new roman" fo:font-size="18pt" fo:font-weight="normal" officeooo:rsid="0014dba0" officeooo:paragraph-rsid="0021e6c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4dba0" officeooo:paragraph-rsid="0021e6c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4dba0" officeooo:paragraph-rsid="0014dba0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4dba0" officeooo:paragraph-rsid="0014dba0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88c7d" officeooo:paragraph-rsid="00188c7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88c7d" officeooo:paragraph-rsid="00188c7d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223c08" officeooo:paragraph-rsid="00223c08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223c08" officeooo:paragraph-rsid="00223c08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94cfa" officeooo:paragraph-rsid="00194cfa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94cfa" officeooo:paragraph-rsid="0021e6cf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94cfa" officeooo:paragraph-rsid="00194cfa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94cfa" officeooo:paragraph-rsid="001ba3f8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ba3f8" officeooo:paragraph-rsid="001ba3f8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bold" officeooo:rsid="001d41f7" officeooo:paragraph-rsid="001d41f7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weight="normal" officeooo:rsid="001d41f7" officeooo:paragraph-rsid="001d41f7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d41f7" officeooo:paragraph-rsid="001d41f7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fc537" officeooo:paragraph-rsid="001d41f7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1d41f7" officeooo:paragraph-rsid="001d41f7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263e10" officeooo:paragraph-rsid="00263e10" style:font-size-asian="15.75pt" style:font-weight-asian="normal" style:font-size-complex="18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263e10" officeooo:paragraph-rsid="00263e10" style:font-size-asian="15.75pt" style:font-weight-asian="bold" style:font-size-complex="18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26657d" officeooo:paragraph-rsid="0026657d" style:font-size-asian="15.75pt" style:font-weight-asian="bold" style:font-size-complex="18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26657d" officeooo:paragraph-rsid="002860b6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21e6cf" officeooo:paragraph-rsid="0021e6cf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29255e" officeooo:paragraph-rsid="0029255e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2aea5d" officeooo:paragraph-rsid="002aea5d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bold" officeooo:rsid="002aea5d" officeooo:paragraph-rsid="002aea5d" style:font-size-asian="15.75pt" style:font-weight-asian="bold" style:font-size-complex="18pt" style:font-weight-complex="bold"/>
    </style:style>
    <style:style style:name="T1" style:family="text">
      <style:text-properties fo:color="#000000" loext:opacity="100%" style:font-name="Times new roman" fo:font-size="18pt" fo:font-weight="bold" officeooo:rsid="0014dba0" style:font-size-asian="15.75pt" style:font-weight-asian="bold" style:font-size-complex="18pt" style:font-weight-complex="bold"/>
    </style:style>
    <style:style style:name="T2" style:family="text">
      <style:text-properties fo:color="#000000" loext:opacity="100%" style:font-name="Times new roman" fo:font-size="18pt" fo:font-weight="normal" officeooo:rsid="0014dba0" style:font-size-asian="15.75pt" style:font-weight-asian="normal" style:font-size-complex="18pt" style:font-weight-complex="normal"/>
    </style:style>
    <style:style style:name="T3" style:family="text">
      <style:text-properties fo:color="#800000" loext:opacity="100%" style:font-name="Times new roman" fo:font-size="18pt" fo:font-weight="normal" officeooo:rsid="0021e6cf" style:font-size-asian="15.75pt" style:font-weight-asian="normal" style:font-size-complex="18pt" style:font-weight-complex="normal"/>
    </style:style>
    <style:style style:name="T4" style:family="text">
      <style:text-properties fo:color="#000000" loext:opacity="100%" style:font-name="Times new roman" fo:font-size="18pt" fo:font-weight="normal" officeooo:rsid="0021e6cf" style:font-size-asian="15.75pt" style:font-weight-asian="normal" style:font-size-complex="18pt" style:font-weight-complex="normal"/>
    </style:style>
    <style:style style:name="T5" style:family="text">
      <style:text-properties fo:color="#000000" loext:opacity="100%" style:font-name="Times new roman" fo:font-size="18pt" fo:font-weight="normal" officeooo:rsid="002ce8a7" style:font-size-asian="15.75pt" style:font-weight-asian="normal" style:font-size-complex="18pt" style:font-weight-complex="normal"/>
    </style:style>
    <style:style style:name="T6" style:family="text">
      <style:text-properties officeooo:rsid="002ce8a7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8000" loext:char-shading-value="0"/>
    </style:style>
    <style:style style:name="T9" style:family="text">
      <style:text-properties fo:background-color="#2a6099" loext:char-shading-value="0"/>
    </style:style>
    <style:style style:name="T10" style:family="text">
      <style:text-properties fo:background-color="#00a933" loext:char-shading-value="0"/>
    </style:style>
    <style:style style:name="T11" style:family="text">
      <style:text-properties fo:font-weight="bold" officeooo:rsid="00223c08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23c0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34933" style:font-weight-asian="normal" style:font-weight-complex="normal"/>
    </style:style>
    <style:style style:name="T16" style:family="text">
      <style:text-properties officeooo:rsid="00234933"/>
    </style:style>
    <style:style style:name="T17" style:family="text">
      <style:text-properties officeooo:rsid="00194cfa"/>
    </style:style>
    <style:style style:name="T18" style:family="text">
      <style:text-properties fo:font-weight="bold" officeooo:rsid="00194cfa" style:font-weight-asian="bold" style:font-weight-complex="bold"/>
    </style:style>
    <style:style style:name="T19" style:family="text">
      <style:text-properties officeooo:rsid="001920ae"/>
    </style:style>
    <style:style style:name="T20" style:family="text">
      <style:text-properties fo:font-weight="normal" officeooo:rsid="00240e28" style:font-weight-asian="normal" style:font-weight-complex="normal"/>
    </style:style>
    <style:style style:name="T21" style:family="text">
      <style:text-properties officeooo:rsid="00240e28"/>
    </style:style>
    <style:style style:name="T22" style:family="text">
      <style:text-properties officeooo:rsid="0024d5f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officeooo:rsid="001e6e98"/>
    </style:style>
    <style:style style:name="T27" style:family="text">
      <style:text-properties style:text-underline-style="none" officeooo:rsid="001fc537"/>
    </style:style>
    <style:style style:name="T28" style:family="text">
      <style:text-properties officeooo:rsid="002860b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HACKATHON</text:p>
      <text:p text:style-name="P2">Francesco Piscopo<text:tab/><text:tab/><text:tab/><text:tab/><text:tab/><text:tab/> <text:s text:c="4"/>Raffaele Ruggiero</text:p>
      <text:p text:style-name="P3"><text:span text:style-name="T1">CAPITOLI</text:span><text:span text:style-name="T2">:</text:span></text:p>
      <text:list text:style-name="L1">
        <text:list-item>
          <text:p text:style-name="P4"><text:a xlink:type="simple" xlink:href="#AnalisiT" text:style-name="Internet_20_link" text:visited-style-name="Visited_20_Internet_20_Link"><text:span text:style-name="T3">Analisi della traccia e scelte implementative</text:span></text:a><text:span text:style-name="T4"> <text:s text:c="12"/></text:span><text:span text:style-name="T5">2-4</text:span></text:p>
        </text:list-item>
        <text:list-item>
          <text:p text:style-name="P5"><text:a xlink:type="simple" xlink:href="#ImplJ" text:style-name="Internet_20_link" text:visited-style-name="Visited_20_Internet_20_Link">Implementazione in Java</text:a><text:tab/><text:tab/><text:tab/><text:tab/><text:tab/><text:tab/>5</text:p>
        </text:list-item>
        <text:list-item>
          <text:p text:style-name="P6"><text:a xlink:type="simple" xlink:href="#GUI" text:style-name="Internet_20_link" text:visited-style-name="Visited_20_Internet_20_Link">GUI</text:a><text:tab/><text:tab/><text:tab/><text:tab/><text:tab/><text:tab/><text:tab/><text:tab/><text:tab/><text:tab/> <text:s text:c="4"/><text:span text:style-name="T6">6-7</text:span></text:p>
        </text:list-item>
        <text:list-item>
          <text:p text:style-name="P6"><text:a xlink:type="simple" xlink:href="#DB" text:style-name="Internet_20_link" text:visited-style-name="Visited_20_Internet_20_Link">Database</text:a><text:tab/><text:tab/><text:tab/><text:tab/><text:tab/><text:tab/><text:tab/><text:tab/><text:tab/><text:tab/><text:span text:style-name="T6">8</text:span></text:p>
          <text:p text:style-name="P7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bookmark-start text:name="AnalisiT"/><text:soft-page-break/>ANALISI DELLA TRACCIA<text:bookmark-end text:name="AnalisiT"/>:</text:p>
      <text:p text:style-name="P10">Nella traccia possiamo identificare: le <text:span text:style-name="T7">classi</text:span>, le <text:span text:style-name="T8">associazioni</text:span> e gli <text:span text:style-name="T8">attributi</text:span>, le <text:span text:style-name="T9">generalizzazioni</text:span> e le <text:span text:style-name="T10">responsabilità</text:span></text:p>
      <text:p text:style-name="P10"/>
      <text:p text:style-name="P10">Un <text:span text:style-name="T7">hackathon</text:span>, ovvero una "maratona di hacking", è un evento durante il quale <text:span text:style-name="T7">team di partecipanti</text:span> si sfidano per progettare e implementare nuove <text:span text:style-name="T7">soluzioni</text:span> basate su una certa tecnologia o mirate a un certo ambito applicativo.</text:p>
      <text:p text:style-name="P10">Ogni hackathon ha un <text:span text:style-name="T8">titolo identificativo</text:span>, si svolge in una certa <text:span text:style-name="T8">sede</text:span> e in un certo <text:span text:style-name="T8">intervallo di tempo</text:span> (solitamente 2 giorni) e ha un <text:span text:style-name="T7">organizzatore</text:span> specifico (<text:span text:style-name="T9">registrato alla piattaforma</text:span>). <text:span text:style-name="T7">L'organizzatore</text:span> seleziona un gruppo di <text:span text:style-name="T7">giudici</text:span> (<text:span text:style-name="T9">selezionati tra gli utenti della piattaforma, invitandoli</text:span>). Infine, <text:span text:style-name="T7">l'organizzatore</text:span> apre le registrazioni, che si chiuderanno 2 giorni prima dell'evento. Ogni evento avrà un <text:span text:style-name="T8">numero massimo di iscritti</text:span> e una <text:span text:style-name="T8">dimensione massima del team</text:span>.</text:p>
      <text:p text:style-name="P10">Durante il periodo di registrazione, gli <text:span text:style-name="T7">utenti</text:span> possono <text:span text:style-name="T10">registrarsi</text:span> per <text:span text:style-name="T7">l'Hackathon</text:span> di loro scelta (eventualmente registrandosi sulla piattaforma se non lo hanno già fatto). Una volta iscritti, gli utenti possono <text:span text:style-name="T10">formare</text:span> <text:span text:style-name="T7">team</text:span>. I <text:span text:style-name="T7">team</text:span> diventano definitivi quando si chiudono le iscrizioni. All'inizio dell'hackathon, i <text:span text:style-name="T7">giudici</text:span> <text:span text:style-name="T10">pubblicano una descrizione del problema</text:span> da affrontare.</text:p>
      <text:p text:style-name="P10">Durante <text:span text:style-name="T7">l'hackathon</text:span>, i <text:span text:style-name="T7">team</text:span> lavorano separatamente per risolvere il problema e <text:span text:style-name="T10">devono caricare periodicamente gli aggiornamenti sui "progressi"</text:span> sulla piattaforma come <text:span text:style-name="T7">documento</text:span>, che può essere <text:span text:style-name="T10">esaminato e commentato</text:span> dai giudici. Alla fine <text:span text:style-name="T7">dell'hackathon</text:span>, ogni <text:span text:style-name="T7">giudice</text:span> <text:span text:style-name="T10">assegna</text:span> un <text:span text:style-name="T8">voto</text:span> (da 0 a 10) a ciascun team e la piattaforma, dopo aver acquisito tutti i voti, pubblica le <text:span text:style-name="T8">classifiche</text:span> dei team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SCELTE IMPLEMENTATIVE DEL DIAGRAMMA:</text:p>
      <text:p text:style-name="P11">CLASSI E RESPONSABILITÀ:</text:p>
      <text:p text:style-name="P12">Abbiamo scelto di creare una classe <text:span text:style-name="T11">H</text:span><text:span text:style-name="T12">ackathon</text:span> con varie informazioni, <text:span text:style-name="T13">ovverosia i team partecipanti, l’organizzatore, varie date, titolo, sede, massimo di iscritti per team, massimo di iscritti, un problema, una classifica e 2 booleani che servono per vedere se le registrazioni sono aperte e se la classifica è stata pubblicata e rispettive funzioni getter e setter.</text:span></text:p>
      <text:p text:style-name="P13"><text:tab/>Oltre alle varie funzioni setter e getter ci sono funzioni più specifiche come ‘addTeam’ che aggiunge un team alla lista di team partecipanti e ‘apriRegistrazioni’ che svolge la funzione del suo nominativo.</text:p>
      <text:p text:style-name="P12"/>
      <text:p text:style-name="P12"><text:span text:style-name="T13">Abbiamo creato</text:span> una classe <text:span text:style-name="T12">Team</text:span> con un nome, <text:span text:style-name="T13">una serie di documenti, una serie di voti e l’hackathon di cui si fa parte. Team </text:span>è <text:span text:style-name="T13">anche</text:span> una composizione di <text:span text:style-name="T12">Partecipanti</text:span>, i quali possono invitare e accettare/rifiutare inviti ad un team, inoltre Partecipante è una delle tre specializzazion<text:span text:style-name="T13">i</text:span> del generico utente.</text:p>
      <text:p text:style-name="P12"/>
      <text:p text:style-name="P14"><text:span text:style-name="T14">Team </text:span><text:span text:style-name="T15">è anche definibile </text:span><text:span text:style-name="T15">un’aggregazione di </text:span><text:span text:style-name="T16">Documento</text:span><text:span text:style-name="T15"> in quanto un team può aver pubblicato da 0 a N documenti che sono rappresentati da una classe a parte dato che oltre al contenuto del documento in se sono muniti di data e rispettivi commenti.</text:span></text:p>
      <text:p text:style-name="P12"/>
      <text:p text:style-name="P15"><text:span text:style-name="T12">Utente</text:span> è una classe munita di email, password e utente univoco. Tutti questi attributi sono protected <text:span text:style-name="T13">per poter essere ereditate. L’unico attributo munito di funzione setter è password ma sarebbe semplice implementare anche un setUser e un setEmail, per il primo bisognerebbe però controllare che venga mantenuta la proprietà di unicità dell’attributo.</text:span></text:p>
      <text:p text:style-name="P12"/>
      <text:p text:style-name="P12"><text:span text:style-name="T17">Il </text:span><text:span text:style-name="T18">Giudice</text:span> è un’altra <text:span text:style-name="T19">classe che estende </text:span><text:span text:style-name="T17">Utente, le sue responsabilità sono quelle di pubblicare il problema, commentare i progressi dei team e dare voti. Questa classe viene invitata dalla </text:span><text:soft-page-break/><text:span text:style-name="T17">classe </text:span><text:span text:style-name="T18">Organizzatore</text:span><text:span text:style-name="T17">, che può anche pubblicare la classifica e aprire le registrazioni.</text:span></text:p>
      <text:p text:style-name="P12"/>
      <text:p text:style-name="P12"/>
      <text:p text:style-name="P12"/>
      <text:p text:style-name="P16">ASSOCIAZIONI:</text:p>
      <text:p text:style-name="P17"><text:span text:style-name="T14"><text:tab/>Ci sono innanzitutto </text:span><text:span text:style-name="T20">4 </text:span><text:span text:style-name="T14">classi associative: il </text:span>Voto<text:span text:style-name="T14">, il </text:span>Commento<text:span text:style-name="T14">, </text:span><text:span text:style-name="T20">l’</text:span><text:span text:style-name="T21">Invito</text:span><text:span text:style-name="T14"> e la </text:span>Classifica<text:span text:style-name="T14">. </text:span></text:p>
      <text:p text:style-name="P15"><text:tab/>La classifica è una classe associativa perché è determinata dai team(e i loro voti) e l’hackathon a cui sono iscritti.</text:p>
      <text:p text:style-name="P15"><text:tab/>Il commento è una classe associativa presente tra il documento e il giudice. Nel nostro scenario inoltre, i giudici possono scrivere un commento a ogni documento e un singolo documento può essere commentato da più giudici.</text:p>
      <text:p text:style-name="P15"><text:tab/>Il voto è dato dal giudice ed è associato ad un team, ovviamente un giudice da un voto a più team e il team riceve un voto da più giudici.</text:p>
      <text:p text:style-name="P15"><text:tab/><text:span text:style-name="T22">L’invito è una classe contenente l’invitato, l’hackathon di interesse e il team a cui è stato invitato, a livello implementativo inoltre se il team è vuoto significa che si tratta in realtà di un invito per il ruolo di giudice da parte dell’organizzatore.</text:span></text:p>
      <text:p text:style-name="P15"/>
      <text:p text:style-name="P18"><text:span text:style-name="T14">Il resto delle associazioni sono abbastanza intuitive (team e hackathon, un team può partecipare a più hackathon e un hackathon ha più team di partecipanti; </text:span></text:p>
      <text:p text:style-name="P19">un organizzatore invita più giudici e i giudici possono essere invitati da più organizzatori ad hackathon diversi…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bookmark-start text:name="ImplJ"/><text:soft-page-break/>IMPLEMENTAZIONE IN JAVA<text:bookmark-end text:name="ImplJ"/>:</text:p>
      <text:p text:style-name="P21">Per l’implementazione in java delle <text:span text:style-name="T23">associazioni</text:span><text:span text:style-name="T24"> abbiamo seguito questa logica:</text:span></text:p>
      <text:p text:style-name="P22"><text:tab/>Associazioni 1-1:</text:p>
      <text:p text:style-name="P22"><text:tab/><text:tab/>Nelle due classi sono presenti un attributo riferito <text:tab/><text:tab/><text:tab/>all’altra classe.</text:p>
      <text:p text:style-name="P21"><text:span text:style-name="T24"/></text:p>
      <text:p text:style-name="P21"><text:span text:style-name="T24"><text:tab/><text:tab/>In ogni classe che avesse il numero di </text:span><text:span text:style-name="T25">partecipazione</text:span><text:span text:style-name="T24"> <text:tab/><text:tab/>pari ad uno abbiamo inserito un costruttore che dasse un <text:tab/><text:tab/>valore agli prima menzionati.</text:span></text:p>
      <text:p text:style-name="P21"><text:span text:style-name="T24"/></text:p>
      <text:p text:style-name="P22"><text:tab/>Associazioni N-N:</text:p>
      <text:p text:style-name="P22"><text:tab/><text:tab/>Nelle due classi presenti, hanno un ArrayList di <text:tab/><text:tab/><text:tab/><text:tab/>riferimenti all’altra classe.</text:p>
      <text:p text:style-name="P21"><text:span text:style-name="T24"/></text:p>
      <text:p text:style-name="P21"><text:span text:style-name="T24"><text:tab/><text:tab/>Nelle classi che necessitano una </text:span><text:span text:style-name="T25">partecipazione </text:span><text:span text:style-name="T24">minima <text:tab/><text:tab/>abbiamo inserito un costruttore che aggiungesse almeno <text:tab/><text:tab/>un elemento alla ArrayList.</text:span></text:p>
      <text:p text:style-name="P21"><text:span text:style-name="T24"/></text:p>
      <text:p text:style-name="P21"><text:span text:style-name="T24"><text:tab/></text:span><text:span text:style-name="T26">Composizione:</text:span></text:p>
      <text:p text:style-name="P21"><text:span text:style-name="T26"><text:tab/><text:tab/></text:span><text:span text:style-name="T27">La classe composta presenta una ArrayList di riferimenti <text:tab/><text:tab/>all’altra, mentre l’altra presenta un attributo e un <text:tab/><text:tab/><text:tab/><text:tab/>costruttore che si riferiscono alla compost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bookmark-start text:name="GUI"/><text:soft-page-break/><text:span text:style-name="T12">GUI</text:span><text:bookmark-end text:name="GUI"/>:</text:p>
      <text:p text:style-name="P23">Per la GUI è stato utilizzato Swing UI Designer, un plugin di</text:p>
      <text:p text:style-name="P23">IntelliJ Idea.</text:p>
      <text:p text:style-name="P23"/>
      <text:p text:style-name="P24">Ad alto livello la GUI permette ad un utente di eseguire l’accesso</text:p>
      <text:p text:style-name="P23">e di registrarsi.</text:p>
      <text:p text:style-name="P23"/>
      <text:p text:style-name="P23">Dopo l’accesso ogni utente può accedere alla sezione in cui può</text:p>
      <text:p text:style-name="P23">eseguire le sue rispettive funzioni (abbiamo immaginato un utente</text:p>
      <text:p text:style-name="P23">potesse essere un partecipante di un Hackathon A, un</text:p>
      <text:p text:style-name="P23">organizzatore di un Hackathon B, e un Giudice di un Hackathon</text:p>
      <text:p text:style-name="P23">C.</text:p>
      <text:p text:style-name="P23"/>
      <text:p text:style-name="P23">A livello implementativo sono state usate Jlabel, Jcombobox,</text:p>
      <text:p text:style-name="P23">Jbuttons e Jtables per poter permettere all’utente di interagire con</text:p>
      <text:p text:style-name="P23">il package Model via una classe chiamata “HackathonController”,</text:p>
      <text:p text:style-name="P23">la quale presenta vari metodi per soddisfare i requisiti degli utenti.</text:p>
      <text:p text:style-name="P23"/>
      <text:p text:style-name="P25">Le classi del package gui sono le seguenti:</text:p>
      <text:list text:style-name="L2">
        <text:list-item>
          <text:p text:style-name="P26">LoginForm<text:span text:style-name="T14"> che è la pagina contenente il main che tramite altri pulsanti permette di arrivare nel form di registrazione e nella pagina principale.</text:span></text:p>
        </text:list-item>
        <text:list-item>
          <text:p text:style-name="P26">RegisterForm<text:span text:style-name="T14"> che permette la creazione di un utente.</text:span></text:p>
        </text:list-item>
        <text:list-item>
          <text:p text:style-name="P26">UserInterface<text:span text:style-name="T14"> che è la pagina principale contenete vari pulsanti per poter andare in altre pagine, permette di cambiare password, e permette di vedere la classifica degli hackathon tramite una JcomboBox e una table che usa come model la classe </text:span>TableClassificaModel<text:span text:style-name="T14">.</text:span></text:p>
        </text:list-item>
        <text:list-item>
          <text:p text:style-name="P27">Problema<text:span text:style-name="T14"> è una GUI accessibile tramite la UserInterface per visualizzare il problema dell’hackathon selezionato nella JcomboBox.</text:span></text:p>
        </text:list-item>
        <text:list-item>
          <text:p text:style-name="P26">HUDPartecipante <text:span text:style-name="T14">che permette di eseguire le varie funzioni di un partecipante ad un hackathon, come creare un team, </text:span><text:soft-page-break/><text:span text:style-name="T14">mandare un invito a quest’ultimo, aggiungere un documento e visualizzare i documenti e i commenti annessi loro.</text:span></text:p>
        </text:list-item>
        <text:list-item>
          <text:p text:style-name="P26">DocumentiCommenti <text:span text:style-name="T14">è la classe a cui si accede via HUDPartecipante.</text:span></text:p>
        </text:list-item>
        <text:list-item>
          <text:p text:style-name="P26">HUDOrganizzatore <text:span text:style-name="T14">che cambia i valori booleani di uno specifico hackathon e fa invitare i giudici.</text:span></text:p>
        </text:list-item>
        <text:list-item>
          <text:p text:style-name="P26">HUDGiudice <text:span text:style-name="T14">che permette di pubblicare il problema del singolo hackathon, di assegnare un voto a un team e di accedere ad un’altra GUI per poter commentare i documenti dei team.</text:span></text:p>
        </text:list-item>
        <text:list-item>
          <text:p text:style-name="P28">ProgressiTeam <text:span text:style-name="T14">che è la gui che viene aperta tramite HUDGiudice.</text:span></text:p>
        </text:list-item>
        <text:list-item>
          <text:p text:style-name="P28"><text:span text:style-name="T28">G</text:span>UIInviti <text:span text:style-name="T14">che permette ad ogni utente di visualizzare gli inviti ricevuti tramite il modello descritto in </text:span>TableInviti<text:span text:style-name="T14"> e permette di accettare o rifiutare tali inviti.</text:span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9"><text:bookmark-start text:name="DB"/>DATABASE<text:bookmark-end text:name="DB"/>: </text:p>
      <text:p text:style-name="P30">Il database usato nel nostro progetto è PostGreSQL e il programma usato per interfacciarci a postgre è PGAdmin, nel quale tramite 2 query abbiamo definito le varie tabelle con i loro attributi e l’abbiamo popolato tramite vari inserimenti.</text:p>
      <text:p text:style-name="P30"/>
      <text:p text:style-name="P31">In questo progetto viene utilizzato il pattern BCE + DAO nel quale il package controller è l’unico a essere in comunicazione con gli altri, ovvero il DAO, il package Model e la GUI; a livello implementativo abbiamo usato JDBC per gestire la comunicazione con il DBMS.</text:p>
      <text:p text:style-name="P30"/>
      <text:p text:style-name="P31">La connessione al database è implementata tramite il package <text:span text:style-name="T12">db</text:span> e la classe <text:span text:style-name="T12">DatabaseConnection</text:span> la quale contiene url, username e password come stringhe e usa un pattern singleton.</text:p>
      <text:p text:style-name="P31"/>
      <text:p text:style-name="P31">C’è poi il package <text:span text:style-name="T12">DAO</text:span> che è un’interfaccia contenente tutte le firme delle funzioni che gestiscono input e output da database, questo viene poi implementato nel package <text:span text:style-name="T12">DAOImplementation.</text:span></text:p>
      <text:p text:style-name="P32"/>
      <text:p text:style-name="P31">Come regole generali nel package DAOImplementation, la connessione viene aperta e chiusa prima e dopo ogni operazione. <text:tab/>Inoltre ogni funzione che riceve informazioni dal database lo fa usando uno Statement e mettendo le informazioni delle colonne dentro ad una serie di ArrayList inserite nella firma della funzione.</text:p>
      <text:p text:style-name="P31"><text:tab/>Quando invece si va ad inserire o aggiornare un dato all’interno del database abbiamo usato un PreparedStat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23:32:11.234756893</meta:creation-date>
    <dc:date>2025-07-14T15:12:27.867443505</dc:date>
    <meta:editing-duration>PT1H7M9S</meta:editing-duration>
    <meta:editing-cycles>22</meta:editing-cycles>
    <meta:generator>LibreOffice/25.2.4.3$Linux_X86_64 LibreOffice_project/520$Build-3</meta:generator>
    <meta:document-statistic meta:table-count="0" meta:image-count="0" meta:object-count="0" meta:page-count="8" meta:paragraph-count="71" meta:word-count="1374" meta:character-count="8956" meta:non-whitespace-character-count="7572"/>
  </office:meta>
</office:document-meta>
</file>